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false" fo:min-height="2.371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draw:textarea-horizontal-align="center" draw:textarea-vertical-align="top" draw:auto-grow-height="false" fo:min-height="2.371cm"/>
      <style:paragraph-properties style:writing-mode="lr-tb"/>
    </style:style>
    <style:style style:name="gr3" style:family="graphic" style:parent-style-name="standard">
      <style:graphic-properties draw:marker-end="Arrow" draw:marker-end-width="0.3cm" draw:textarea-horizontal-align="center"/>
      <style:paragraph-properties style:writing-mode="lr-tb"/>
    </style:style>
    <style:style style:name="gr4" style:family="graphic" style:parent-style-name="standard">
      <style:graphic-properties draw:marker-end="Arrow" draw:marker-end-width="0.3cm" draw:textarea-horizontal-align="center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10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1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003cm"/>
      <style:paragraph-properties style:writing-mode="lr-tb"/>
    </style:style>
    <style:style style:name="gr9" style:family="graphic" style:parent-style-name="standard">
      <style:graphic-properties draw:stroke="dash" draw:stroke-dash="Ultrafine_20_Dashed" draw:marker-start="Symmetric_20_Arrow" draw:textarea-horizontal-align="center"/>
    </style:style>
    <style:style style:name="gr10" style:family="graphic" style:parent-style-name="standard">
      <style:graphic-properties draw:stroke="dash" draw:stroke-dash="Ultrafine_20_Dashed" draw:marker-start="Symmetric_20_Arrow" draw:textarea-horizontal-align="center"/>
      <style:paragraph-properties style:writing-mode="lr-tb"/>
    </style:style>
    <style:style style:name="gr11" style:family="graphic" style:parent-style-name="standard">
      <style:graphic-properties draw:marker-start="" draw:marker-start-width="0.3cm" draw:marker-end="Arrow" draw:marker-end-width="0.3cm" draw:textarea-horizontal-align="center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391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fo:min-height="27.45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fo:margin-left="0cm" fo:margin-right="0cm" fo:text-indent="0cm" style:writing-mode="lr-tb"/>
      <style:text-properties fo:font-size="12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text-align="center" fo:text-indent="0cm" style:writing-mode="lr-tb"/>
    </style:style>
    <style:style style:name="P5" style:family="paragraph">
      <style:paragraph-properties fo:margin-left="0cm" fo:margin-right="0cm" fo:text-align="center" fo:text-indent="0cm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8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weight="bold" style:font-weight-asian="bold" style:font-weight-complex="bold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paragraph-properties fo:margin-left="0cm" fo:margin-right="0cm" fo:text-indent="0cm" style:writing-mode="lr-tb"/>
      <style:text-properties fo:font-size="10pt"/>
    </style:style>
    <style:style style:name="T1" style:family="text">
      <style:text-properties fo:font-size="12pt"/>
    </style:style>
    <style:style style:name="T2" style:family="text">
      <style:text-properties fo:font-size="8pt"/>
    </style:style>
    <style:style style:name="T3" style:family="text">
      <style:text-properties fo:font-size="10pt" fo:font-weight="bold" style:font-weight-asian="bold" style:font-weight-complex="bold"/>
    </style:style>
    <style:style style:name="T4" style:family="text">
      <style:text-properties fo:font-size="10pt"/>
    </style:style>
    <style:style style:name="T5" style:family="text">
      <style:text-properties fo:font-size="10pt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0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xml:id="id1" draw:id="id1" draw:layer="layout" svg:width="7.277cm" svg:height="1.323cm" svg:x="7.11cm" svg:y="3.791cm">
          <draw:text-box>
            <text:p text:style-name="P1"><text:span text:style-name="T1">Media, User Experience</text:span></text:p>
          </draw:text-box>
        </draw:frame>
        <draw:frame draw:style-name="gr2" draw:text-style-name="P4" xml:id="id3" draw:id="id3" draw:layer="layout" svg:width="3.253cm" svg:height="1.488cm" svg:x="14.221cm" svg:y="6.732cm">
          <draw:text-box>
            <text:p text:style-name="P3"><text:span text:style-name="T1">Java</text:span></text:p>
            <text:p text:style-name="P3"><text:span text:style-name="T2"/></text:p>
            <text:p text:style-name="P3"><text:span text:style-name="T2">API, Swing, Helper</text:span></text:p>
          </draw:text-box>
        </draw:frame>
        <draw:frame draw:style-name="gr2" draw:text-style-name="P4" xml:id="id2" draw:id="id2" draw:layer="layout" svg:width="3.913cm" svg:height="1.488cm" svg:x="3.253cm" svg:y="6.732cm">
          <draw:text-box>
            <text:p text:style-name="P3"><text:span text:style-name="T1">Servlet</text:span></text:p>
            <text:p text:style-name="P3"><text:span text:style-name="T2"/></text:p>
            <text:p text:style-name="P3"><text:span text:style-name="T2">HtmlServlet,SOAP</text:span><text:span text:style-name="T2">Servlet</text:span></text:p>
          </draw:text-box>
        </draw:frame>
        <draw:frame draw:style-name="gr2" draw:text-style-name="P4" xml:id="id8" draw:id="id8" draw:layer="layout" svg:width="4.243cm" svg:height="1.764cm" svg:x="8.627cm" svg:y="6.633cm">
          <draw:text-box>
            <text:p text:style-name="P3"><text:span text:style-name="T1">View</text:span></text:p>
            <text:p text:style-name="P3"><text:span text:style-name="T2"/></text:p>
            <text:p text:style-name="P3"><text:span text:style-name="T2">HtmlView, SwingView, </text:span><text:span text:style-name="T2">PrintStreamView, SOAPView</text:span></text:p>
          </draw:text-box>
        </draw:frame>
        <draw:frame draw:style-name="gr2" draw:text-style-name="P4" xml:id="id6" draw:id="id6" draw:layer="layout" svg:width="4.656cm" svg:height="1.488cm" svg:x="8.42cm" svg:y="16.389cm">
          <draw:text-box>
            <text:p text:style-name="P3"><text:span text:style-name="T1">Process</text:span></text:p>
            <text:p text:style-name="P3"><text:span text:style-name="T2"/></text:p>
            <text:p text:style-name="P3"><text:span text:style-name="T2">BlankProcess, DefaultProcess</text:span></text:p>
          </draw:text-box>
        </draw:frame>
        <draw:frame draw:style-name="gr2" draw:text-style-name="P4" xml:id="id7" draw:id="id7" draw:layer="layout" svg:width="3.913cm" svg:height="1.719cm" svg:x="8.792cm" svg:y="19.536cm">
          <draw:text-box>
            <text:p text:style-name="P3"><text:span text:style-name="T1">Mapper</text:span></text:p>
            <text:p text:style-name="P3"><text:span text:style-name="T2"/></text:p>
            <text:p text:style-name="P3"><text:span text:style-name="T2">JdbcMapper , JdoMapper, CallMapper</text:span></text:p>
          </draw:text-box>
        </draw:frame>
        <draw:connector draw:style-name="gr3" draw:text-style-name="P5" draw:layer="layout" draw:type="curve" svg:x1="7.11cm" svg:y1="4.452cm" svg:x2="5.209cm" svg:y2="6.732cm" draw:start-shape="id1" draw:start-glue-point="3" draw:end-shape="id2" draw:end-glue-point="0" svg:d="M7110 4452c-1268 0-1901 760-1901 2280" svg:viewBox="0 0 1902 2281">
          <text:p text:style-name="P3">1</text:p>
        </draw:connector>
        <draw:connector draw:style-name="gr3" draw:text-style-name="P5" draw:layer="layout" draw:type="curve" svg:x1="14.387cm" svg:y1="4.452cm" svg:x2="15.847cm" svg:y2="6.732cm" draw:start-shape="id1" draw:start-glue-point="1" draw:end-shape="id3" draw:end-glue-point="0" svg:d="M14387 4452c974 0 1460 760 1460 2280" svg:viewBox="0 0 1461 2281">
          <text:p text:style-name="P3">1'</text:p>
        </draw:connector>
        <draw:connector draw:style-name="gr4" draw:text-style-name="P6" draw:layer="layout" draw:type="curve" svg:x1="5.209cm" svg:y1="8.22cm" svg:x2="10.748cm" svg:y2="9.866cm" draw:start-shape="id2" draw:start-glue-point="2" draw:end-shape="id4" draw:end-glue-point="0" svg:d="M5209 8220c0 1234 5539 412 5539 1646" svg:viewBox="0 0 5540 1647">
          <text:p/>
        </draw:connector>
        <draw:connector draw:style-name="gr4" draw:text-style-name="P6" draw:layer="layout" draw:type="curve" svg:x1="15.847cm" svg:y1="8.22cm" svg:x2="10.748cm" svg:y2="9.866cm" draw:start-shape="id3" draw:start-glue-point="2" draw:end-shape="id4" draw:end-glue-point="0" svg:d="M15847 8220c0 1234-5099 412-5099 1646" svg:viewBox="0 0 5100 1647">
          <text:p/>
        </draw:connector>
        <draw:connector draw:style-name="gr5" draw:text-style-name="P5" draw:layer="layout" draw:type="curve" svg:x1="10.748cm" svg:y1="14.832cm" svg:x2="10.748cm" svg:y2="16.389cm" draw:start-shape="id5" draw:start-glue-point="2" draw:end-shape="id6" draw:end-glue-point="0" svg:d="M10748 14832v1557" svg:viewBox="0 0 1 1558">
          <text:p text:style-name="P3"><text:s/><text:s/><text:s/><text:s/>4</text:p>
        </draw:connector>
        <draw:connector draw:style-name="gr5" draw:text-style-name="P5" draw:layer="layout" draw:type="curve" svg:x1="10.748cm" svg:y1="17.877cm" svg:x2="10.748cm" svg:y2="19.536cm" draw:start-shape="id6" draw:start-glue-point="2" draw:end-shape="id7" draw:end-glue-point="0" svg:d="M10748 17877v1659" svg:viewBox="0 0 1 1660">
          <text:p text:style-name="P3"><text:s text:c="3"/>5</text:p>
        </draw:connector>
        <draw:connector draw:style-name="gr4" draw:text-style-name="P6" draw:layer="layout" draw:type="curve" svg:x1="10.748cm" svg:y1="6.633cm" svg:x2="10.748cm" svg:y2="5.114cm" draw:start-shape="id8" draw:start-glue-point="0" draw:end-shape="id1" draw:end-glue-point="2" svg:d="M10748 6633v-1519" svg:viewBox="0 0 1 1520">
          <text:p/>
        </draw:connector>
        <draw:connector draw:style-name="gr4" draw:text-style-name="P6" draw:layer="layout" draw:type="curve" svg:x1="13.063cm" svg:y1="10.733cm" svg:x2="17.474cm" svg:y2="7.476cm" draw:start-shape="id4" draw:start-glue-point="1" draw:end-shape="id3" draw:end-glue-point="1" svg:d="M13063 10733c7404 0 5198-3257 4411-3257" svg:viewBox="0 0 5338 3258">
          <text:p/>
        </draw:connector>
        <draw:connector draw:style-name="gr4" draw:text-style-name="P6" draw:layer="layout" draw:type="curve" svg:x1="8.433cm" svg:y1="10.733cm" svg:x2="3.253cm" svg:y2="7.476cm" draw:start-shape="id4" draw:start-glue-point="3" draw:end-shape="id2" draw:end-glue-point="3" svg:d="M8433 10733c-8557 0-5967-3257-5180-3257" svg:viewBox="0 0 6167 3258">
          <text:p/>
        </draw:connector>
        <draw:connector draw:style-name="gr4" draw:text-style-name="P6" draw:layer="layout" draw:type="curve" svg:x1="7.166cm" svg:y1="7.476cm" svg:x2="8.627cm" svg:y2="7.515cm" draw:start-shape="id2" draw:start-glue-point="1" draw:end-shape="id8" draw:end-glue-point="3" svg:d="M7166 7476c1096 0 366 39 1461 39" svg:viewBox="0 0 1462 40">
          <text:p/>
        </draw:connector>
        <draw:connector draw:style-name="gr4" draw:text-style-name="P6" draw:layer="layout" draw:type="curve" svg:x1="14.221cm" svg:y1="7.476cm" svg:x2="12.87cm" svg:y2="7.515cm" draw:start-shape="id3" draw:start-glue-point="3" draw:end-shape="id8" draw:end-glue-point="1" svg:d="M14221 7476c-1012 0-337 39-1351 39" svg:viewBox="0 0 1352 40">
          <text:p/>
        </draw:connector>
        <draw:frame draw:style-name="gr6" draw:text-style-name="P7" draw:layer="layout" svg:width="1.654cm" svg:height="1.352cm" svg:x="15.914cm" svg:y="9.378cm">
          <draw:text-box>
            <text:p text:style-name="P1">6 '</text:p>
          </draw:text-box>
        </draw:frame>
        <draw:frame draw:style-name="gr6" draw:text-style-name="P7" draw:layer="layout" svg:width="1.654cm" svg:height="1.352cm" svg:x="4.076cm" svg:y="9.344cm">
          <draw:text-box>
            <text:p text:style-name="P1">6</text:p>
          </draw:text-box>
        </draw:frame>
        <draw:frame draw:style-name="gr6" draw:text-style-name="P7" draw:layer="layout" svg:width="1.102cm" svg:height="1.352cm" svg:x="10.804cm" svg:y="5.284cm">
          <draw:text-box>
            <text:p text:style-name="P1">8</text:p>
          </draw:text-box>
        </draw:frame>
        <draw:frame draw:style-name="gr7" draw:text-style-name="P7" draw:layer="layout" svg:width="1.206cm" svg:height="0.964cm" svg:x="13.997cm" svg:y="8.869cm">
          <draw:text-box>
            <text:p text:style-name="P1">2 '</text:p>
          </draw:text-box>
        </draw:frame>
        <draw:frame draw:style-name="gr8" draw:text-style-name="P7" draw:layer="layout" svg:width="1.057cm" svg:height="1.253cm" svg:x="6.298cm" svg:y="8.748cm">
          <draw:text-box>
            <text:p text:style-name="P1">2</text:p>
          </draw:text-box>
        </draw:frame>
        <draw:frame draw:style-name="gr2" draw:text-style-name="P4" xml:id="id4" draw:id="id4" draw:layer="layout" svg:width="4.63cm" svg:height="1.735cm" svg:x="8.433cm" svg:y="9.866cm">
          <draw:text-box>
            <text:p text:style-name="P3"><text:span text:style-name="T1">ActionControler</text:span></text:p>
            <text:p text:style-name="P3"><text:span text:style-name="T2"/></text:p>
            <text:p text:style-name="P3"><text:span text:style-name="T2">( Multithreading, Invocation, Mapping )</text:span></text:p>
          </draw:text-box>
        </draw:frame>
        <draw:frame draw:style-name="gr2" draw:text-style-name="P4" xml:id="id5" draw:id="id5" draw:layer="layout" svg:width="4.63cm" svg:height="1.757cm" svg:x="8.433cm" svg:y="13.075cm">
          <draw:text-box>
            <text:p text:style-name="P3"><text:span text:style-name="T1">Action</text:span></text:p>
            <text:p text:style-name="P3"><text:span text:style-name="T2"/></text:p>
            <text:p text:style-name="P3"><text:span text:style-name="T2">JavaBean, List, Get, Set, Remove, Add, ...</text:span></text:p>
          </draw:text-box>
        </draw:frame>
        <draw:connector draw:style-name="gr5" draw:text-style-name="P5" draw:layer="layout" draw:type="curve" svg:x1="10.748cm" svg:y1="11.601cm" svg:x2="10.748cm" svg:y2="13.075cm" draw:start-shape="id4" draw:start-glue-point="2" draw:end-shape="id5" draw:end-glue-point="0" svg:d="M10748 11601v1474" svg:viewBox="0 0 1 1475">
          <text:p text:style-name="P3"><text:s text:c="4"/>3</text:p>
        </draw:connector>
        <draw:frame draw:style-name="gr6" draw:text-style-name="P7" draw:layer="layout" svg:width="1.26cm" svg:height="1.352cm" svg:x="13.046cm" svg:y="6.45cm">
          <draw:text-box>
            <text:p text:style-name="P1">7 '</text:p>
          </draw:text-box>
        </draw:frame>
        <draw:frame draw:style-name="gr6" draw:text-style-name="P7" draw:layer="layout" svg:width="1.102cm" svg:height="1.352cm" svg:x="7.217cm" svg:y="6.45cm">
          <draw:text-box>
            <text:p text:style-name="P1">7</text:p>
          </draw:text-box>
        </draw:frame>
        <draw:frame draw:style-name="gr2" draw:text-style-name="P4" xml:id="id10" draw:id="id10" draw:layer="layout" svg:width="3.447cm" svg:height="1.547cm" svg:x="15.073cm" svg:y="17.844cm">
          <draw:text-box>
            <text:p text:style-name="P3"><text:span text:style-name="T1">Typ</text:span><text:span text:style-name="T1">e</text:span></text:p>
            <text:p text:style-name="P3"><text:span text:style-name="T2"/></text:p>
            <text:p text:style-name="P3"><text:span text:style-name="T2">Rate, </text:span><text:span text:style-name="T2">Label, </text:span><text:span text:style-name="T2">Amoun</text:span><text:span text:style-name="T2">t ...</text:span></text:p>
          </draw:text-box>
        </draw:frame>
        <draw:connector draw:style-name="gr9" draw:text-style-name="P6" draw:layer="layout" draw:type="curve" svg:x1="13.063cm" svg:y1="13.953cm" svg:x2="14.766cm" svg:y2="15.809cm" draw:start-shape="id5" draw:start-glue-point="1" draw:end-shape="id9" draw:end-glue-point="3" svg:d="M13063 13953c1278 0 427 1856 1703 1856" svg:viewBox="0 0 1704 1857">
          <text:p/>
        </draw:connector>
        <draw:connector draw:style-name="gr9" draw:text-style-name="P6" draw:layer="layout" draw:type="curve" svg:x1="16.789cm" svg:y1="16.553cm" svg:x2="16.796cm" svg:y2="17.844cm" draw:start-shape="id9" draw:start-glue-point="2" draw:end-shape="id10" draw:end-glue-point="0" svg:d="M16789 16553c0 969 7 324 7 1291" svg:viewBox="0 0 8 1292">
          <text:p/>
        </draw:connector>
        <draw:connector draw:style-name="gr10" draw:text-style-name="P5" draw:layer="layout" draw:type="curve" svg:x1="6.742cm" svg:y1="20.166cm" svg:x2="4.829cm" svg:y2="20.166cm" svg:d="M6742 20166h-1913" svg:viewBox="0 0 1914 1">
          <text:p text:style-name="P3"/>
          <text:p text:style-name="P3"/>
          <text:p text:style-name="P3">Use</text:p>
        </draw:connector>
        <draw:connector draw:style-name="gr11" draw:text-style-name="P5" draw:layer="layout" draw:type="curve" svg:x1="2.159cm" svg:y1="20.19cm" svg:x2="4.135cm" svg:y2="20.204cm" svg:d="M2159 20190c1482 0 494 14 1976 14" svg:viewBox="0 0 1977 15">
          <text:p text:style-name="P3"/>
          <text:p text:style-name="P3"/>
          <text:p text:style-name="P3">Call</text:p>
        </draw:connector>
        <draw:frame draw:style-name="gr2" draw:text-style-name="P4" xml:id="id9" draw:id="id9" draw:layer="layout" svg:width="4.047cm" svg:height="1.488cm" svg:x="14.766cm" svg:y="15.065cm">
          <draw:text-box>
            <text:p text:style-name="P3"><text:span text:style-name="T1">Model</text:span></text:p>
            <text:p text:style-name="P3"><text:span text:style-name="T2"/></text:p>
            <text:p text:style-name="P3"><text:span text:style-name="T2">ActionModel, ProcessModel</text:span></text:p>
          </draw:text-box>
        </draw:frame>
        <draw:connector draw:style-name="gr9" draw:text-style-name="P6" draw:layer="layout" draw:type="curve" svg:x1="13.076cm" svg:y1="17.133cm" svg:x2="14.766cm" svg:y2="15.809cm" draw:start-shape="id6" draw:start-glue-point="1" draw:end-shape="id9" draw:end-glue-point="3" svg:d="M13076 17133c1267 0 423-1324 1690-1324" svg:viewBox="0 0 1691 1325">
          <text:p/>
        </draw:connector>
        <draw:connector draw:style-name="gr9" draw:text-style-name="P6" draw:layer="layout" draw:type="curve" draw:line-skew="0.427cm" svg:x1="12.705cm" svg:y1="20.395cm" svg:x2="14.766cm" svg:y2="15.809cm" draw:start-shape="id7" draw:start-glue-point="1" draw:end-shape="id9" draw:end-glue-point="3" svg:d="M12705 20395c2187 0 1157-4586 2061-4586" svg:viewBox="0 0 2062 4587">
          <text:p/>
        </draw:connector>
        <draw:frame draw:style-name="gr12" draw:text-style-name="P8" draw:layer="layout" svg:width="9.502cm" svg:height="1.641cm" svg:x="5.749cm" svg:y="21.469cm">
          <draw:text-box>
            <text:p text:style-name="P3"><text:span text:style-name="T3">Framework object types and their relations</text:span></text:p>
          </draw:text-box>
        </draw:frame>
      </draw:page>
      <draw:page draw:name="page2" draw:style-name="dp1" draw:master-page-name="Standard">
        <office:forms form:automatic-focus="false" form:apply-design-mode="false"/>
        <draw:frame draw:style-name="gr13" draw:text-style-name="P10" draw:layer="layout" svg:width="19cm" svg:height="27.7cm" svg:x="1cm" svg:y="1cm">
          <draw:text-box>
            <text:p text:style-name="P9"><text:span text:style-name="T4">Coding </text:span><text:span text:style-name="T4">a use </text:span><text:span text:style-name="T4">case </text:span><text:span text:style-name="T4">means </text:span><text:span text:style-name="T4">writing </text:span><text:span text:style-name="T4">some </text:span><text:span text:style-name="T4">Action</text:span><text:span text:style-name="T4">, </text:span><text:span text:style-name="T4">Proce</text:span><text:span text:style-name="T4">ss, </text:span><text:span text:style-name="T4">Model, </text:span><text:span text:style-name="T4">Mappe</text:span><text:span text:style-name="T4">r and </text:span><text:span text:style-name="T4">View </text:span><text:span text:style-name="T4">classe</text:span><text:span text:style-name="T4">s.</text:span></text:p>
            <text:p text:style-name="P1"><text:span text:style-name="T4">Other </text:span><text:span text:style-name="T4">classe</text:span><text:span text:style-name="T4">s are </text:span><text:span text:style-name="T4">provid</text:span><text:span text:style-name="T4">ed by </text:span><text:span text:style-name="T4">the </text:span><text:span text:style-name="T4">frame</text:span><text:span text:style-name="T4">work.</text:span></text:p>
            <text:p text:style-name="P1"><text:span text:style-name="T4"/></text:p>
            <text:p text:style-name="P1"><text:span text:style-name="T4">Le </text:span><text:span text:style-name="T4">modèl</text:span><text:span text:style-name="T4">e de </text:span><text:span text:style-name="T4">progra</text:span><text:span text:style-name="T4">mmati</text:span><text:span text:style-name="T4">on </text:span><text:span text:style-name="T4">propos</text:span><text:span text:style-name="T4">e </text:span><text:span text:style-name="T4">plusie</text:span><text:span text:style-name="T4">urs </text:span><text:span text:style-name="T4">types </text:span><text:span text:style-name="T4">de </text:span><text:span text:style-name="T4">progra</text:span><text:span text:style-name="T4">mmes </text:span><text:span text:style-name="T4">: <text:s/></text:span><text:span text:style-name="T4">view, </text:span><text:span text:style-name="T4">action, </text:span><text:span text:style-name="T4">proces</text:span><text:span text:style-name="T4">s, </text:span><text:span text:style-name="T4">mappe</text:span><text:span text:style-name="T4">r, </text:span><text:span text:style-name="T4">model, </text:span><text:span text:style-name="T4">type, </text:span><text:span text:style-name="T4">control</text:span><text:span text:style-name="T4">er, </text:span><text:span text:style-name="T4">conne</text:span><text:span text:style-name="T4">ctor.</text:span></text:p>
            <text:p text:style-name="P1"><text:span text:style-name="T4"/></text:p>
            <text:p text:style-name="P1"><text:span text:style-name="T5">Le </text:span><text:span text:style-name="T5">progr</text:span><text:span text:style-name="T5">amme </text:span><text:span text:style-name="T5">de </text:span><text:span text:style-name="T5">type </text:span><text:span text:style-name="T5">"type" </text:span><text:span text:style-name="T5">:</text:span></text:p>
            <text:p text:style-name="P1"><text:span text:style-name="T4">Il </text:span><text:span text:style-name="T4">définit </text:span><text:span text:style-name="T4">un </text:span><text:span text:style-name="T4">type </text:span><text:span text:style-name="T4">de </text:span><text:span text:style-name="T4">donné</text:span><text:span text:style-name="T4">e.</text:span></text:p>
            <text:p text:style-name="P1"><text:span text:style-name="T4">Il </text:span><text:span text:style-name="T4">inclue </text:span><text:span text:style-name="T4">de </text:span><text:span text:style-name="T4">manièr</text:span><text:span text:style-name="T4">e </text:span><text:span text:style-name="T4">central</text:span><text:span text:style-name="T4">e et </text:span><text:span text:style-name="T4">unifor</text:span><text:span text:style-name="T4">me le </text:span><text:span text:style-name="T4">format</text:span><text:span text:style-name="T4">age </text:span><text:span text:style-name="T4">pour </text:span><text:span text:style-name="T4">tout </text:span><text:span text:style-name="T4">type </text:span><text:span text:style-name="T4">de </text:span><text:span text:style-name="T4">conne</text:span><text:span text:style-name="T4">cteur </text:span><text:span text:style-name="T4">(Cf </text:span><text:span text:style-name="T4">type </text:span><text:span text:style-name="T4">de </text:span><text:span text:style-name="T4">progra</text:span><text:span text:style-name="T4">mme </text:span><text:span text:style-name="T4">« conn</text:span><text:span text:style-name="T4">ector » </text:span><text:span text:style-name="T4">plus </text:span><text:span text:style-name="T4">loin) : <text:s/></text:span><text:span text:style-name="T4">présen</text:span><text:span text:style-name="T4">tation, </text:span><text:span text:style-name="T4">saisie, </text:span><text:span text:style-name="T4">stocka</text:span><text:span text:style-name="T4">ge, </text:span><text:span text:style-name="T4">servic</text:span><text:span text:style-name="T4">es ...</text:span></text:p>
            <text:p text:style-name="P1"><text:span text:style-name="T4">Le </text:span><text:span text:style-name="T4">frame</text:span><text:span text:style-name="T4">work </text:span><text:span text:style-name="T4">propos</text:span><text:span text:style-name="T4">e des </text:span><text:span text:style-name="T4">types </text:span><text:span text:style-name="T4">de </text:span><text:span text:style-name="T4">donné</text:span><text:span text:style-name="T4">es </text:span><text:span text:style-name="T4">dans </text:span><text:span text:style-name="T4">le </text:span><text:span text:style-name="T4">packa</text:span><text:span text:style-name="T4">ge </text:span><text:span text:style-name="T4">"type" </text:span><text:span text:style-name="T4">: </text:span><text:span text:style-name="T4">Monta</text:span><text:span text:style-name="T4">nt, </text:span><text:span text:style-name="T4">Taux, </text:span><text:span text:style-name="T4">Date, </text:span><text:span text:style-name="T4">Identifi</text:span><text:span text:style-name="T4">ant ...</text:span></text:p>
            <text:p text:style-name="P1"><text:span text:style-name="T4">Pour </text:span><text:span text:style-name="T4">créer </text:span><text:span text:style-name="T4">un </text:span><text:span text:style-name="T4">nouve</text:span><text:span text:style-name="T4">au </text:span><text:span text:style-name="T4">type, il </text:span><text:span text:style-name="T4">faut </text:span><text:span text:style-name="T4">créer </text:span><text:span text:style-name="T4">une </text:span><text:span text:style-name="T4">implé</text:span><text:span text:style-name="T4">mentat</text:span><text:span text:style-name="T4">ion la </text:span><text:span text:style-name="T4">classe </text:span><text:span text:style-name="T4">"A_Ty</text:span><text:span text:style-name="T4">pe".</text:span></text:p>
            <text:p text:style-name="P1"><text:span text:style-name="T4">Le </text:span><text:span text:style-name="T4">format</text:span><text:span text:style-name="T4">age et </text:span><text:span text:style-name="T4">la </text:span><text:span text:style-name="T4">saisie </text:span><text:span text:style-name="T4">utilise </text:span><text:span text:style-name="T4">les </text:span><text:span text:style-name="T4">classe</text:span><text:span text:style-name="T4">s java </text:span><text:span text:style-name="T4">classi</text:span><text:span text:style-name="T4">ques : </text:span><text:span text:style-name="T4">Numb</text:span><text:span text:style-name="T4">erFor</text:span><text:span text:style-name="T4">mat, </text:span><text:span text:style-name="T4">DateF</text:span><text:span text:style-name="T4">ormat, </text:span><text:span text:style-name="T4">Messa</text:span><text:span text:style-name="T4">geFor</text:span><text:span text:style-name="T4">mat</text:span></text:p>
            <text:p text:style-name="P1"><text:span text:style-name="T4">Pour </text:span><text:span text:style-name="T4">créer </text:span><text:span text:style-name="T4">un </text:span><text:span text:style-name="T4">nouve</text:span><text:span text:style-name="T4">au </text:span><text:span text:style-name="T4">format</text:span><text:span text:style-name="T4">, il faut </text:span><text:span text:style-name="T4">créer </text:span><text:span text:style-name="T4">une </text:span><text:span text:style-name="T4">implé</text:span><text:span text:style-name="T4">mentat</text:span><text:span text:style-name="T4">ion de </text:span><text:span text:style-name="T4">la </text:span><text:span text:style-name="T4">classe </text:span><text:span text:style-name="T4">Forma</text:span><text:span text:style-name="T4">t</text:span></text:p>
            <text:p text:style-name="P1"><text:span text:style-name="T4"/></text:p>
            <text:p text:style-name="P1"><text:span text:style-name="T5">Le </text:span><text:span text:style-name="T5">progr</text:span><text:span text:style-name="T5">amme </text:span><text:span text:style-name="T5">de </text:span><text:span text:style-name="T5">type </text:span><text:span text:style-name="T5">"view" </text:span><text:span text:style-name="T5">:</text:span></text:p>
            <text:p text:style-name="P1"><text:span text:style-name="T4">Il </text:span><text:span text:style-name="T4">définit </text:span><text:span text:style-name="T4">l'interf</text:span><text:span text:style-name="T4">ace </text:span><text:span text:style-name="T4">utilisat</text:span><text:span text:style-name="T4">eur, </text:span><text:span text:style-name="T4">qui est </text:span><text:span text:style-name="T4">donc </text:span><text:span text:style-name="T4">écrite </text:span><text:span text:style-name="T4">en </text:span><text:span text:style-name="T4">java.</text:span></text:p>
            <text:p text:style-name="P1"><text:span text:style-name="T4">Il </text:span><text:span text:style-name="T4">définit </text:span><text:span text:style-name="T4">le </text:span><text:span text:style-name="T4">format </text:span><text:span text:style-name="T4">(xml, </text:span><text:span text:style-name="T4">html, </text:span><text:span text:style-name="T4">texte) </text:span><text:span text:style-name="T4">et le </text:span><text:span text:style-name="T4">canal </text:span><text:span text:style-name="T4">(http,s</text:span><text:span text:style-name="T4">wing,le</text:span><text:span text:style-name="T4">s flux </text:span><text:span text:style-name="T4">entrés/</text:span><text:span text:style-name="T4">sortie </text:span><text:span text:style-name="T4">(io </text:span><text:span text:style-name="T4">stream</text:span><text:span text:style-name="T4">), dont </text:span><text:span text:style-name="T4">la </text:span><text:span text:style-name="T4">ligne </text:span><text:span text:style-name="T4">de </text:span><text:span text:style-name="T4">comm</text:span><text:span text:style-name="T4">ande </text:span><text:span text:style-name="T4">par </text:span><text:span text:style-name="T4">exemp</text:span><text:span text:style-name="T4">le) de </text:span><text:span text:style-name="T4">l'interf</text:span><text:span text:style-name="T4">ace.</text:span></text:p>
            <text:p text:style-name="P1"><text:span text:style-name="T4">Les </text:span><text:span text:style-name="T4">format</text:span><text:span text:style-name="T4">s et </text:span><text:span text:style-name="T4">les </text:span><text:span text:style-name="T4">canau</text:span><text:span text:style-name="T4">x </text:span><text:span text:style-name="T4">exista</text:span><text:span text:style-name="T4">nts </text:span><text:span text:style-name="T4">sont </text:span><text:span text:style-name="T4">regrou</text:span><text:span text:style-name="T4">pés </text:span><text:span text:style-name="T4">dans </text:span><text:span text:style-name="T4">le </text:span><text:span text:style-name="T4">packa</text:span><text:span text:style-name="T4">ge </text:span><text:span text:style-name="T4">"view".</text:span></text:p>
            <text:p text:style-name="P1"><text:span text:style-name="T4">Les </text:span><text:span text:style-name="T4">balise</text:span><text:span text:style-name="T4">s html </text:span><text:span text:style-name="T4">classi</text:span><text:span text:style-name="T4">ques </text:span><text:span text:style-name="T4">sont </text:span><text:span text:style-name="T4">propos</text:span><text:span text:style-name="T4">ées : </text:span><text:span text:style-name="T4">Input, </text:span><text:span text:style-name="T4">Table .</text:span><text:span text:style-name="T4">.. sont </text:span><text:span text:style-name="T4">aussi </text:span><text:span text:style-name="T4">porpos</text:span><text:span text:style-name="T4">és </text:span><text:span text:style-name="T4">(packa</text:span><text:span text:style-name="T4">ge </text:span><text:span text:style-name="T4">"view.</text:span><text:span text:style-name="T4">html.ta</text:span><text:span text:style-name="T4">g").</text:span></text:p>
            <text:p text:style-name="P1"><text:span text:style-name="T4">Pour </text:span><text:span text:style-name="T4">créer </text:span><text:span text:style-name="T4">un </text:span><text:span text:style-name="T4">nouvel </text:span><text:span text:style-name="T4">éléme</text:span><text:span text:style-name="T4">nt </text:span><text:span text:style-name="T4">graphi</text:span><text:span text:style-name="T4">que </text:span><text:span text:style-name="T4">dxhtml</text:span><text:span text:style-name="T4">, il faut </text:span><text:span text:style-name="T4">implé</text:span><text:span text:style-name="T4">menter </text:span><text:span text:style-name="T4">la </text:span><text:span text:style-name="T4">classe </text:span><text:span text:style-name="T4">"A_Ta</text:span><text:span text:style-name="T4">g".</text:span></text:p>
            <text:p text:style-name="P1"><text:span text:style-name="T4">Ainsi </text:span><text:span text:style-name="T4">chaqu</text:span><text:span text:style-name="T4">e </text:span><text:span text:style-name="T4">éléme</text:span><text:span text:style-name="T4">nt </text:span><text:span text:style-name="T4">graphi</text:span><text:span text:style-name="T4">que </text:span><text:span text:style-name="T4">écrit </text:span><text:span text:style-name="T4">est </text:span><text:span text:style-name="T4">ensuit</text:span><text:span text:style-name="T4">e </text:span><text:span text:style-name="T4">utilisé </text:span><text:span text:style-name="T4">comm</text:span><text:span text:style-name="T4">e objet </text:span><text:span text:style-name="T4">graphi</text:span><text:span text:style-name="T4">que. </text:span><text:span text:style-name="T4">La </text:span><text:span text:style-name="T4">mainte</text:span><text:span text:style-name="T4">nance </text:span><text:span text:style-name="T4">de la </text:span><text:span text:style-name="T4">couch</text:span><text:span text:style-name="T4">e </text:span><text:span text:style-name="T4">présen</text:span><text:span text:style-name="T4">tation </text:span><text:span text:style-name="T4">est </text:span><text:span text:style-name="T4">ainsi </text:span><text:span text:style-name="T4">conce</text:span><text:span text:style-name="T4">ntrée </text:span><text:span text:style-name="T4">sur </text:span><text:span text:style-name="T4">ces </text:span><text:span text:style-name="T4">classe</text:span><text:span text:style-name="T4">s </text:span><text:span text:style-name="T4">java,et </text:span><text:span text:style-name="T4">l'interf</text:span><text:span text:style-name="T4">ace </text:span><text:span text:style-name="T4">est </text:span><text:span text:style-name="T4">toujour</text:span><text:span text:style-name="T4">s </text:span><text:span text:style-name="T4">unifor</text:span><text:span text:style-name="T4">me.</text:span></text:p>
            <text:p text:style-name="P1"><text:span text:style-name="T4">Le </text:span><text:span text:style-name="T4">style </text:span><text:span text:style-name="T4">et les </text:span><text:span text:style-name="T4">attribut</text:span><text:span text:style-name="T4">s de </text:span><text:span text:style-name="T4">chaqu</text:span><text:span text:style-name="T4">e </text:span><text:span text:style-name="T4">éléme</text:span><text:span text:style-name="T4">nt sont </text:span><text:span text:style-name="T4">propre</text:span><text:span text:style-name="T4">s à la </text:span><text:span text:style-name="T4">classe </text:span><text:span text:style-name="T4">java </text:span><text:span text:style-name="T4">(Box, </text:span><text:span text:style-name="T4">List, </text:span><text:span text:style-name="T4">Title ..</text:span><text:span text:style-name="T4">.).</text:span></text:p>
            <text:p text:style-name="P1"><text:span text:style-name="T4">Un </text:span><text:span text:style-name="T4">éléme</text:span><text:span text:style-name="T4">nt </text:span><text:span text:style-name="T4">particu</text:span><text:span text:style-name="T4">lier </text:span><text:span text:style-name="T4">"Includ</text:span><text:span text:style-name="T4">e" </text:span><text:span text:style-name="T4">permet </text:span><text:span text:style-name="T4">l'inclus</text:span><text:span text:style-name="T4">ion </text:span><text:span text:style-name="T4">d'autre</text:span><text:span text:style-name="T4">s </text:span><text:span text:style-name="T4">traitem</text:span><text:span text:style-name="T4">ents </text:span><text:span text:style-name="T4">pour la </text:span><text:span text:style-name="T4">constit</text:span><text:span text:style-name="T4">ution </text:span><text:span text:style-name="T4">d'un </text:span><text:span text:style-name="T4">écran </text:span><text:span text:style-name="T4">compo</text:span><text:span text:style-name="T4">sé (à </text:span><text:span text:style-name="T4">la </text:span><text:span text:style-name="T4">manièr</text:span><text:span text:style-name="T4">e de </text:span><text:span text:style-name="T4">« Tiles</text:span><text:span text:style-name="T4"> »).</text:span></text:p>
            <text:p text:style-name="P1"><text:span text:style-name="T4">Les </text:span><text:span text:style-name="T4">éléme</text:span><text:span text:style-name="T4">nts de </text:span><text:span text:style-name="T4">formul</text:span><text:span text:style-name="T4">aires </text:span><text:span text:style-name="T4">prévoi</text:span><text:span text:style-name="T4">ent </text:span><text:span text:style-name="T4">une </text:span><text:span text:style-name="T4">entrée </text:span><text:span text:style-name="T4">pour </text:span><text:span text:style-name="T4">l'affich</text:span><text:span text:style-name="T4">age de </text:span><text:span text:style-name="T4">messa</text:span><text:span text:style-name="T4">ges </text:span><text:span text:style-name="T4">(affich</text:span><text:span text:style-name="T4">és </text:span><text:span text:style-name="T4">alors </text:span><text:span text:style-name="T4">en </text:span><text:span text:style-name="T4">rouge </text:span><text:span text:style-name="T4">avec </text:span><text:span text:style-name="T4">le </text:span><text:span text:style-name="T4">messa</text:span><text:span text:style-name="T4">ge </text:span><text:span text:style-name="T4">rappel</text:span><text:span text:style-name="T4">ant par </text:span><text:span text:style-name="T4">exemp</text:span><text:span text:style-name="T4">le le </text:span><text:span text:style-name="T4">bon </text:span><text:span text:style-name="T4">format </text:span><text:span text:style-name="T4">attend</text:span><text:span text:style-name="T4">u, et la </text:span><text:span text:style-name="T4">valeur </text:span><text:span text:style-name="T4">saisie)</text:span><text:span text:style-name="T4">.</text:span></text:p>
            <text:p text:style-name="P1"><text:span text:style-name="T4">Le </text:span><text:span text:style-name="T4">frame</text:span><text:span text:style-name="T4">work </text:span><text:span text:style-name="T4">propos</text:span><text:span text:style-name="T4">e des </text:span><text:span text:style-name="T4">éléme</text:span><text:span text:style-name="T4">nts </text:span><text:span text:style-name="T4">graphi</text:span><text:span text:style-name="T4">ques </text:span><text:span text:style-name="T4">compl</text:span><text:span text:style-name="T4">exes </text:span><text:span text:style-name="T4">(comp</text:span><text:span text:style-name="T4">osés) : </text:span><text:span text:style-name="T4">listes, </text:span><text:span text:style-name="T4">détails</text:span><text:span text:style-name="T4">, </text:span><text:span text:style-name="T4">entête</text:span><text:span text:style-name="T4">s, ...</text:span></text:p>
            <text:p text:style-name="P1"><text:span text:style-name="T4">Pour </text:span><text:span text:style-name="T4">créer </text:span><text:span text:style-name="T4">un </text:span><text:span text:style-name="T4">nouvel </text:span><text:span text:style-name="T4">écran, </text:span><text:span text:style-name="T4">implé</text:span><text:span text:style-name="T4">menter </text:span><text:span text:style-name="T4">la </text:span><text:span text:style-name="T4">classe </text:span><text:span text:style-name="T4">"A_Ht</text:span><text:span text:style-name="T4">mlVie</text:span><text:span text:style-name="T4">w".</text:span></text:p>
            <text:p text:style-name="P1"><text:span text:style-name="T4"/></text:p>
            <text:p text:style-name="P1"><text:span text:style-name="T5">Le </text:span><text:span text:style-name="T5">progr</text:span><text:span text:style-name="T5">amme </text:span><text:span text:style-name="T5">de </text:span><text:span text:style-name="T5">type </text:span><text:span text:style-name="T5">"actio</text:span><text:span text:style-name="T5">n" :</text:span></text:p>
            <text:p text:style-name="P1"><text:span text:style-name="T4">Il </text:span><text:span text:style-name="T4">définit </text:span><text:span text:style-name="T4">une </text:span><text:span text:style-name="T4">action </text:span><text:span text:style-name="T4">pouva</text:span><text:span text:style-name="T4">nt être </text:span><text:span text:style-name="T4">déclen</text:span><text:span text:style-name="T4">chée </text:span><text:span text:style-name="T4">par un </text:span><text:span text:style-name="T4">utilisat</text:span><text:span text:style-name="T4">eur, ou </text:span><text:span text:style-name="T4">une </text:span><text:span text:style-name="T4">applic</text:span><text:span text:style-name="T4">ation </text:span><text:span text:style-name="T4">extern</text:span><text:span text:style-name="T4">e.</text:span></text:p>
            <text:p text:style-name="P1"><text:span text:style-name="T4">L'actio</text:span><text:span text:style-name="T4">n </text:span><text:span text:style-name="T4">permet </text:span><text:span text:style-name="T4">de </text:span><text:span text:style-name="T4">valider </text:span><text:span text:style-name="T4">les </text:span><text:span text:style-name="T4">entrée</text:span><text:span text:style-name="T4">s </text:span><text:span text:style-name="T4">(cohér</text:span><text:span text:style-name="T4">ence, </text:span><text:span text:style-name="T4">compl</text:span><text:span text:style-name="T4">étude), </text:span><text:span text:style-name="T4">de </text:span><text:span text:style-name="T4">gérer </text:span><text:span text:style-name="T4">des </text:span><text:span text:style-name="T4">messa</text:span><text:span text:style-name="T4">ges de </text:span><text:span text:style-name="T4">contrôl</text:span><text:span text:style-name="T4">e, de </text:span><text:span text:style-name="T4">définir </text:span><text:span text:style-name="T4">le </text:span><text:span text:style-name="T4">traitem</text:span><text:span text:style-name="T4">ent à </text:span><text:span text:style-name="T4">appele</text:span><text:span text:style-name="T4">r (un </text:span><text:span text:style-name="T4">progra</text:span><text:span text:style-name="T4">mme </text:span><text:span text:style-name="T4">de </text:span><text:span text:style-name="T4">type </text:span><text:span text:style-name="T4">« proc</text:span><text:span text:style-name="T4">ess ») </text:span><text:span text:style-name="T4">, de </text:span><text:span text:style-name="T4">déclar</text:span><text:span text:style-name="T4">er la </text:span><text:span text:style-name="T4">structu</text:span><text:span text:style-name="T4">re </text:span><text:span text:style-name="T4">utilisé</text:span><text:span text:style-name="T4">e pour </text:span><text:span text:style-name="T4">les </text:span><text:span text:style-name="T4">entrée</text:span><text:span text:style-name="T4">s (un </text:span><text:span text:style-name="T4">progra</text:span><text:span text:style-name="T4">mme </text:span><text:span text:style-name="T4">de </text:span><text:span text:style-name="T4">type </text:span><text:span text:style-name="T4">Action</text:span><text:span text:style-name="T4">Model)</text:span><text:span text:style-name="T4">.</text:span></text:p>
            <text:p text:style-name="P1"><text:span text:style-name="T4">Le </text:span><text:span text:style-name="T4">frame</text:span><text:span text:style-name="T4">work </text:span><text:span text:style-name="T4">propos</text:span><text:span text:style-name="T4">e des </text:span><text:span text:style-name="T4">action</text:span><text:span text:style-name="T4">s : </text:span><text:span text:style-name="T4">liste, </text:span><text:span text:style-name="T4">détail, </text:span><text:span text:style-name="T4">ajout, </text:span><text:span text:style-name="T4">suppre</text:span><text:span text:style-name="T4">ssion, </text:span><text:span text:style-name="T4">créatio</text:span><text:span text:style-name="T4">n, </text:span><text:span text:style-name="T4">suppre</text:span><text:span text:style-name="T4">ssion, </text:span><text:span text:style-name="T4">...</text:span><text:span text:style-name="T4">(packa</text:span><text:span text:style-name="T4">ge </text:span><text:span text:style-name="T4">"action</text:span><text:span text:style-name="T4">").</text:span></text:p>
            <text:p text:style-name="P1"><text:span text:style-name="T4">Pour </text:span><text:span text:style-name="T4">créer </text:span><text:span text:style-name="T4">une </text:span><text:span text:style-name="T4">action, </text:span><text:span text:style-name="T4">il faut </text:span><text:span text:style-name="T4">implé</text:span><text:span text:style-name="T4">menter </text:span><text:span text:style-name="T4">la </text:span><text:span text:style-name="T4">classe </text:span><text:span text:style-name="T4">"A_Ac</text:span><text:span text:style-name="T4">tion".</text:span></text:p>
            <text:p text:style-name="P1"><text:span text:style-name="T4">A_Acti</text:span><text:span text:style-name="T4">on </text:span><text:span text:style-name="T4">permet </text:span><text:span text:style-name="T4">:</text:span></text:p>
            <text:p text:style-name="P1"><text:span text:style-name="T4">- </text:span><text:span text:style-name="T4">l'ajout </text:span><text:span text:style-name="T4">de </text:span><text:span text:style-name="T4">messa</text:span><text:span text:style-name="T4">ges</text:span></text:p>
            <text:p text:style-name="P1"><text:span text:style-name="T4">- </text:span><text:span text:style-name="T4">l'accès </text:span><text:span text:style-name="T4">à la </text:span><text:span text:style-name="T4">sessio</text:span><text:span text:style-name="T4">n </text:span><text:span text:style-name="T4">utilisat</text:span><text:span text:style-name="T4">eur</text:span></text:p>
            <text:p text:style-name="P1"><text:span text:style-name="T4">C'est </text:span><text:span text:style-name="T4">un </text:span><text:span text:style-name="T4">progra</text:span><text:span text:style-name="T4">mme </text:span><text:span text:style-name="T4">de </text:span><text:span text:style-name="T4">type </text:span><text:span text:style-name="T4">"contr</text:span><text:span text:style-name="T4">oler" </text:span><text:span text:style-name="T4">qui </text:span><text:span text:style-name="T4">reçoit </text:span><text:span text:style-name="T4">la </text:span><text:span text:style-name="T4">deman</text:span><text:span text:style-name="T4">de </text:span><text:span text:style-name="T4">utilisat</text:span><text:span text:style-name="T4">eur, </text:span><text:span text:style-name="T4">identifi</text:span><text:span text:style-name="T4">e et </text:span><text:span text:style-name="T4">appell</text:span><text:span text:style-name="T4">e </text:span><text:span text:style-name="T4">l'action </text:span><text:span text:style-name="T4">deman</text:span><text:span text:style-name="T4">dée.</text:span></text:p>
            <text:p text:style-name="P1"><text:span text:style-name="T4"/></text:p>
            <text:p text:style-name="P1"><text:span text:style-name="T5">Le </text:span><text:span text:style-name="T5">progr</text:span><text:span text:style-name="T5">amme </text:span><text:span text:style-name="T5">de </text:span><text:span text:style-name="T5">type </text:span><text:span text:style-name="T5">"proc</text:span><text:span text:style-name="T5">ess" :</text:span></text:p>
            <text:p text:style-name="P1"><text:span text:style-name="T4">Il </text:span><text:span text:style-name="T4">définit </text:span><text:span text:style-name="T4">un </text:span><text:span text:style-name="T4">traitem</text:span><text:span text:style-name="T4">ent </text:span><text:span text:style-name="T4">métier. </text:span><text:span text:style-name="T4">Il peut </text:span><text:span text:style-name="T4">être vu </text:span><text:span text:style-name="T4">comm</text:span><text:span text:style-name="T4">e un </text:span><text:span text:style-name="T4">servic</text:span><text:span text:style-name="T4">e.</text:span></text:p>
            <text:p text:style-name="P1"><text:span text:style-name="T6">Pour </text:span><text:span text:style-name="T6">créer </text:span><text:span text:style-name="T6">un </text:span><text:span text:style-name="T6">proces</text:span><text:span text:style-name="T6">s, il </text:span><text:span text:style-name="T6">faut </text:span><text:span text:style-name="T6">implé</text:span><text:span text:style-name="T6">menter </text:span><text:span text:style-name="T6">la </text:span><text:span text:style-name="T6">classe </text:span><text:span text:style-name="T6">« A_Pr</text:span><text:span text:style-name="T6">ocess </text:span><text:span text:style-name="T6">».</text:span></text:p>
            <text:p text:style-name="P1"><text:span text:style-name="T4">A_Pro</text:span><text:span text:style-name="T4">cess </text:span><text:span text:style-name="T4">permet </text:span><text:span text:style-name="T4">: </text:span></text:p>
            <text:p text:style-name="P1"><text:span text:style-name="T4">- </text:span><text:span text:style-name="T4">l'ajout </text:span><text:span text:style-name="T4">de </text:span><text:span text:style-name="T4">messa</text:span><text:span text:style-name="T4">ges</text:span></text:p>
            <text:p text:style-name="P1"><text:span text:style-name="T4">- </text:span><text:span text:style-name="T4">l'appel </text:span><text:span text:style-name="T4">aux </text:span><text:span text:style-name="T4">systè</text:span><text:span text:style-name="T4">mes </text:span><text:span text:style-name="T4">extern</text:span><text:span text:style-name="T4">es </text:span><text:span text:style-name="T4">(persis</text:span><text:span text:style-name="T4">tence </text:span><text:span text:style-name="T4">en </text:span><text:span text:style-name="T4">base, </text:span><text:span text:style-name="T4">call </text:span><text:span text:style-name="T4">pgm, </text:span><text:span text:style-name="T4">servic</text:span><text:span text:style-name="T4">es </text:span><text:span text:style-name="T4">web, ..</text:span><text:span text:style-name="T4">.)</text:span></text:p>
            <text:p text:style-name="P1"><text:span text:style-name="T4">Le </text:span><text:span text:style-name="T4">frame</text:span><text:span text:style-name="T4">work </text:span><text:span text:style-name="T4">propos</text:span><text:span text:style-name="T4">e des </text:span><text:span text:style-name="T4">traitem</text:span><text:span text:style-name="T4">ents : </text:span><text:span text:style-name="T4">doList, </text:span><text:span text:style-name="T4">doGet, </text:span><text:span text:style-name="T4">doAdd</text:span><text:span text:style-name="T4">, </text:span><text:span text:style-name="T4">doRe</text:span><text:span text:style-name="T4">move, </text:span><text:span text:style-name="T4">...</text:span></text:p>
            <text:p text:style-name="P1"><text:span text:style-name="T4"/></text:p>
            <text:p text:style-name="P1"><text:span text:style-name="T4"/></text:p>
            <text:p text:style-name="P1"><text:span text:style-name="T5">Le </text:span><text:span text:style-name="T5">progr</text:span><text:span text:style-name="T5">amme </text:span><text:span text:style-name="T5">de </text:span><text:span text:style-name="T5">type </text:span><text:span text:style-name="T5">"map</text:span><text:span text:style-name="T5">per" :</text:span></text:p>
            <text:p text:style-name="P1"><text:span text:style-name="T4">Il </text:span><text:span text:style-name="T4">définit </text:span><text:span text:style-name="T4">une </text:span><text:span text:style-name="T4">corres</text:span><text:span text:style-name="T4">ponda</text:span><text:span text:style-name="T4">nce de </text:span><text:span text:style-name="T4">donné</text:span><text:span text:style-name="T4">es, le </text:span><text:span text:style-name="T4">plus </text:span><text:span text:style-name="T4">souve</text:span><text:span text:style-name="T4">nt pour </text:span><text:span text:style-name="T4">la </text:span><text:span text:style-name="T4">persist</text:span><text:span text:style-name="T4">ance, </text:span><text:span text:style-name="T4">le </text:span><text:span text:style-name="T4">stocka</text:span><text:span text:style-name="T4">ge en </text:span><text:span text:style-name="T4">base </text:span><text:span text:style-name="T4">de </text:span><text:span text:style-name="T4">donné</text:span><text:span text:style-name="T4">es par </text:span><text:span text:style-name="T4">exemp</text:span><text:span text:style-name="T4">le.</text:span></text:p>
            <text:p text:style-name="P1"><text:span text:style-name="T4">La </text:span><text:span text:style-name="T4">classe </text:span><text:span text:style-name="T4">A_Ma</text:span><text:span text:style-name="T4">pper </text:span><text:span text:style-name="T4">(du </text:span><text:span text:style-name="T4">packa</text:span><text:span text:style-name="T4">ge </text:span><text:span text:style-name="T4">"mapp</text:span><text:span text:style-name="T4">er") </text:span><text:span text:style-name="T4">propos</text:span><text:span text:style-name="T4">e les </text:span><text:span text:style-name="T4">métho</text:span><text:span text:style-name="T4">des <text:s/></text:span><text:span text:style-name="T4">open, </text:span><text:span text:style-name="T4">close, </text:span><text:span text:style-name="T4">reset, </text:span><text:span text:style-name="T4">init, </text:span><text:span text:style-name="T4">commi</text:span><text:span text:style-name="T4">t,rollba</text:span><text:span text:style-name="T4">ck.</text:span></text:p>
            <text:p text:style-name="P1"><text:span text:style-name="T4">La </text:span><text:span text:style-name="T4">classe </text:span><text:span text:style-name="T4">A_Jdb</text:span><text:span text:style-name="T4">cMapp</text:span><text:span text:style-name="T4">er </text:span><text:span text:style-name="T4">propos</text:span><text:span text:style-name="T4">e les </text:span><text:span text:style-name="T4">métho</text:span><text:span text:style-name="T4">des <text:s/></text:span><text:span text:style-name="T4">select, </text:span><text:span text:style-name="T4">insert, </text:span><text:span text:style-name="T4">update</text:span><text:span text:style-name="T4">, </text:span><text:span text:style-name="T4">delete, </text:span><text:span text:style-name="T4">create, </text:span><text:span text:style-name="T4">drop.</text:span></text:p>
            <text:p text:style-name="P1"><text:span text:style-name="T4">Le </text:span><text:span text:style-name="T4">frame</text:span><text:span text:style-name="T4">work </text:span><text:span text:style-name="T4">propos</text:span><text:span text:style-name="T4">e par </text:span><text:span text:style-name="T4">défaut </text:span><text:span text:style-name="T4">une </text:span><text:span text:style-name="T4">implé</text:span><text:span text:style-name="T4">mentat</text:span><text:span text:style-name="T4">ion </text:span><text:span text:style-name="T4">JDBC </text:span><text:span text:style-name="T4">(Defau</text:span><text:span text:style-name="T4">ltJdbc</text:span><text:span text:style-name="T4">Mappe</text:span><text:span text:style-name="T4">r) et </text:span><text:span text:style-name="T4">JDO </text:span><text:span text:style-name="T4">(JdoM</text:span><text:span text:style-name="T4">apper).</text:span></text:p>
            <text:p text:style-name="P1"><text:span text:style-name="T4">Les </text:span><text:span text:style-name="T4">fermet</text:span><text:span text:style-name="T4">ures </text:span><text:span text:style-name="T4">(close) </text:span><text:span text:style-name="T4">sont </text:span><text:span text:style-name="T4">effectu</text:span><text:span text:style-name="T4">ées </text:span><text:span text:style-name="T4">autom</text:span><text:span text:style-name="T4">atique</text:span><text:span text:style-name="T4">ment à </text:span><text:span text:style-name="T4">tous </text:span><text:span text:style-name="T4">les </text:span><text:span text:style-name="T4">niveau</text:span><text:span text:style-name="T4">x </text:span><text:span text:style-name="T4">(Resul</text:span><text:span text:style-name="T4">tSet, </text:span><text:span text:style-name="T4">State</text:span><text:span text:style-name="T4">ment, </text:span><text:span text:style-name="T4">Conne</text:span><text:span text:style-name="T4">ction), </text:span><text:span text:style-name="T4">le </text:span><text:span text:style-name="T4">dévelo</text:span><text:span text:style-name="T4">ppeur </text:span><text:span text:style-name="T4">n'a </text:span><text:span text:style-name="T4">pas </text:span><text:span text:style-name="T4">besoin </text:span><text:span text:style-name="T4">d'y </text:span><text:span text:style-name="T4">penser</text:span><text:span text:style-name="T4">, le </text:span><text:span text:style-name="T4">risque </text:span><text:span text:style-name="T4">de non </text:span><text:span text:style-name="T4">fermet</text:span><text:span text:style-name="T4">ure </text:span><text:span text:style-name="T4">d'une </text:span><text:span text:style-name="T4">conne</text:span><text:span text:style-name="T4">xion </text:span><text:span text:style-name="T4">ou </text:span><text:span text:style-name="T4">d'un </text:span><text:span text:style-name="T4">appel </text:span><text:span text:style-name="T4">est </text:span><text:span text:style-name="T4">inexist</text:span><text:span text:style-name="T4">ant.</text:span></text:p>
            <text:p text:style-name="P1"><text:span text:style-name="T4">Defaul</text:span><text:span text:style-name="T4">tJdbc</text:span><text:span text:style-name="T4">Mappe</text:span><text:span text:style-name="T4">r </text:span><text:span text:style-name="T4">contie</text:span><text:span text:style-name="T4">nt les </text:span><text:span text:style-name="T4">métho</text:span><text:span text:style-name="T4">des </text:span><text:span text:style-name="T4">pour :</text:span></text:p>
            <text:p text:style-name="P1"><text:span text:style-name="T4">- </text:span><text:span text:style-name="T4">décrire </text:span><text:span text:style-name="T4">la </text:span><text:span text:style-name="T4">corres</text:span><text:span text:style-name="T4">ponda</text:span><text:span text:style-name="T4">nce et </text:span><text:span text:style-name="T4">le </text:span><text:span text:style-name="T4">format</text:span><text:span text:style-name="T4">age </text:span><text:span text:style-name="T4">d'un </text:span><text:span text:style-name="T4">objet </text:span><text:span text:style-name="T4">et de </text:span><text:span text:style-name="T4">ses </text:span><text:span text:style-name="T4">attribut</text:span><text:span text:style-name="T4">s vers </text:span><text:span text:style-name="T4">des </text:span><text:span text:style-name="T4">tables.</text:span></text:p>
            <text:p text:style-name="P1"><text:span text:style-name="T4">- </text:span><text:span text:style-name="T4">effectu</text:span><text:span text:style-name="T4">er </text:span><text:span text:style-name="T4">autom</text:span><text:span text:style-name="T4">atique</text:span><text:span text:style-name="T4">ment </text:span><text:span text:style-name="T4">toutes </text:span><text:span text:style-name="T4">les </text:span><text:span text:style-name="T4">opérati</text:span><text:span text:style-name="T4">ons </text:span><text:span text:style-name="T4">sur les </text:span><text:span text:style-name="T4">donné</text:span><text:span text:style-name="T4">es, </text:span><text:span text:style-name="T4">dont, </text:span><text:span text:style-name="T4">par </text:span><text:span text:style-name="T4">exemp</text:span><text:span text:style-name="T4">le, la </text:span><text:span text:style-name="T4">créatio</text:span><text:span text:style-name="T4">n et la </text:span><text:span text:style-name="T4">suppre</text:span><text:span text:style-name="T4">ssion </text:span><text:span text:style-name="T4">des </text:span><text:span text:style-name="T4">tables, </text:span><text:span text:style-name="T4">l'inserti</text:span><text:span text:style-name="T4">on, la </text:span><text:span text:style-name="T4">mise à </text:span><text:span text:style-name="T4">jour, la </text:span><text:span text:style-name="T4">sélecti</text:span><text:span text:style-name="T4">on et </text:span><text:span text:style-name="T4">la </text:span><text:span text:style-name="T4">suppre</text:span><text:span text:style-name="T4">ssion </text:span><text:span text:style-name="T4">des </text:span><text:span text:style-name="T4">donné</text:span><text:span text:style-name="T4">es.</text:span></text:p>
            <text:p text:style-name="P1"><text:span text:style-name="T4"/></text:p>
            <text:p text:style-name="P1"><text:span text:style-name="T4"/></text:p>
          </draw:text-box>
        </draw:frame>
      </draw:page>
      <draw:page draw:name="page3" draw:style-name="dp1" draw:master-page-name="Standard">
        <office:forms form:automatic-focus="false" form:apply-design-mode="false"/>
        <draw:frame draw:style-name="gr13" draw:text-style-name="P10" draw:layer="layout" svg:width="19cm" svg:height="27.7cm" svg:x="1cm" svg:y="1cm">
          <draw:text-box>
            <text:p text:style-name="P1"><text:span text:style-name="T5">Le </text:span><text:span text:style-name="T5">progr</text:span><text:span text:style-name="T5">amme </text:span><text:span text:style-name="T5">de </text:span><text:span text:style-name="T5">type </text:span><text:span text:style-name="T5">"mod</text:span><text:span text:style-name="T5">el" :</text:span></text:p>
            <text:p text:style-name="P1"><text:span text:style-name="T4">Il </text:span><text:span text:style-name="T4">définit </text:span><text:span text:style-name="T4">une </text:span><text:span text:style-name="T4">structu</text:span><text:span text:style-name="T4">re de </text:span><text:span text:style-name="T4">donné</text:span><text:span text:style-name="T4">es.</text:span></text:p>
            <text:p text:style-name="P1"><text:span text:style-name="T4">Il est </text:span><text:span text:style-name="T4">au </text:span><text:span text:style-name="T4">format </text:span><text:span text:style-name="T4">"Java</text:span><text:span text:style-name="T4">Bean" </text:span><text:span text:style-name="T4">(cf </text:span><text:span text:style-name="T4">docum</text:span><text:span text:style-name="T4">entatio</text:span><text:span text:style-name="T4">n du </text:span><text:span text:style-name="T4">standa</text:span><text:span text:style-name="T4">rd </text:span><text:span text:style-name="T4">java.s</text:span><text:span text:style-name="T4">un.co</text:span><text:span text:style-name="T4">m) <text:s/>, il </text:span><text:span text:style-name="T4">ne </text:span><text:span text:style-name="T4">contie</text:span><text:span text:style-name="T4">nt </text:span><text:span text:style-name="T4">donc </text:span><text:span text:style-name="T4">que </text:span><text:span text:style-name="T4">des </text:span><text:span text:style-name="T4">attribut</text:span><text:span text:style-name="T4">s et </text:span><text:span text:style-name="T4">des </text:span><text:span text:style-name="T4">métho</text:span><text:span text:style-name="T4">des </text:span><text:span text:style-name="T4">d'accè</text:span><text:span text:style-name="T4">s. Ce </text:span><text:span text:style-name="T4">format </text:span><text:span text:style-name="T4">permet </text:span><text:span text:style-name="T4">l'affect</text:span><text:span text:style-name="T4">ation </text:span><text:span text:style-name="T4">des </text:span><text:span text:style-name="T4">valeur</text:span><text:span text:style-name="T4">s aux </text:span><text:span text:style-name="T4">structu</text:span><text:span text:style-name="T4">res, </text:span><text:span text:style-name="T4">via la </text:span><text:span text:style-name="T4">métho</text:span><text:span text:style-name="T4">de dite </text:span><text:span text:style-name="T4">« bean </text:span><text:span text:style-name="T4">scripti</text:span><text:span text:style-name="T4">ng </text:span><text:span text:style-name="T4">mappi</text:span><text:span text:style-name="T4">ng » </text:span><text:span text:style-name="T4">(Cf </text:span><text:span text:style-name="T4">java </text:span><text:span text:style-name="T4">1.6 et </text:span><text:span text:style-name="T4"><text:a xlink:href="http://jakarta.apache.org/bsf" xlink:type="simple">http://jakarta.apache.org/bsf</text:a></text:span><text:span text:style-name="T4"><text:s/>).</text:span></text:p>
            <text:p text:style-name="P1"><text:span text:style-name="T4">Il </text:span><text:span text:style-name="T4">n'utilis</text:span><text:span text:style-name="T4">ent </text:span><text:span text:style-name="T4">que </text:span><text:span text:style-name="T4">des </text:span><text:span text:style-name="T4">attribut</text:span><text:span text:style-name="T4">s dont </text:span><text:span text:style-name="T4">le type </text:span><text:span text:style-name="T4">est </text:span><text:span text:style-name="T4">définit </text:span><text:span text:style-name="T4">dans </text:span><text:span text:style-name="T4">le </text:span><text:span text:style-name="T4">packa</text:span><text:span text:style-name="T4">ge </text:span><text:span text:style-name="T4">"type".</text:span></text:p>
            <text:p text:style-name="P1"><text:span text:style-name="T4">Il y a </text:span><text:span text:style-name="T4">trois </text:span><text:span text:style-name="T4">types </text:span><text:span text:style-name="T4">de </text:span><text:span text:style-name="T4">« mod</text:span><text:span text:style-name="T4">el » : </text:span><text:span text:style-name="T4">A_Acti</text:span><text:span text:style-name="T4">onMod</text:span><text:span text:style-name="T4">el, </text:span><text:span text:style-name="T4">A_Pro</text:span><text:span text:style-name="T4">cessM</text:span><text:span text:style-name="T4">odel et </text:span><text:span text:style-name="T4">A_Mo</text:span><text:span text:style-name="T4">del.</text:span></text:p>
            <text:p text:style-name="P1"><text:span text:style-name="T4">Le </text:span><text:span text:style-name="T4">type </text:span><text:span text:style-name="T4">A_Mo</text:span><text:span text:style-name="T4">del est </text:span><text:span text:style-name="T4">utilisé </text:span><text:span text:style-name="T4">pour </text:span><text:span text:style-name="T4">définir </text:span><text:span text:style-name="T4">le </text:span><text:span text:style-name="T4">modèl</text:span><text:span text:style-name="T4">e de </text:span><text:span text:style-name="T4">donné</text:span><text:span text:style-name="T4">e Java </text:span><text:span text:style-name="T4">de </text:span><text:span text:style-name="T4">l'applic</text:span><text:span text:style-name="T4">ation </text:span><text:span text:style-name="T4">(à </text:span><text:span text:style-name="T4">utiliser </text:span><text:span text:style-name="T4">dans </text:span><text:span text:style-name="T4">les </text:span><text:span text:style-name="T4">progra</text:span><text:span text:style-name="T4">mmes, </text:span><text:span text:style-name="T4">issu </text:span><text:span text:style-name="T4">d'une </text:span><text:span text:style-name="T4">analas</text:span><text:span text:style-name="T4">e : </text:span><text:span text:style-name="T4">ERD, </text:span><text:span text:style-name="T4">Class </text:span><text:span text:style-name="T4">Diagra</text:span><text:span text:style-name="T4">m, </text:span><text:span text:style-name="T4">MCD, </text:span><text:span text:style-name="T4">...).</text:span></text:p>
            <text:p text:style-name="P1"><text:span text:style-name="T4">Le </text:span><text:span text:style-name="T4">type </text:span><text:span text:style-name="T4">A_Acti</text:span><text:span text:style-name="T4">onMod</text:span><text:span text:style-name="T4">el est </text:span><text:span text:style-name="T4">utilisé </text:span><text:span text:style-name="T4">pour </text:span><text:span text:style-name="T4">définir </text:span><text:span text:style-name="T4">les </text:span><text:span text:style-name="T4">entrée</text:span><text:span text:style-name="T4">s </text:span><text:span text:style-name="T4">d'une </text:span><text:span text:style-name="T4">action.</text:span></text:p>
            <text:p text:style-name="P1"><text:span text:style-name="T4">Le </text:span><text:span text:style-name="T4">type </text:span><text:span text:style-name="T4">A_Pro</text:span><text:span text:style-name="T4">cessM</text:span><text:span text:style-name="T4">odel </text:span><text:span text:style-name="T4">est </text:span><text:span text:style-name="T4">utilisé </text:span><text:span text:style-name="T4">pour </text:span><text:span text:style-name="T4">définir </text:span><text:span text:style-name="T4">les </text:span><text:span text:style-name="T4">sorties </text:span><text:span text:style-name="T4">d'un </text:span><text:span text:style-name="T4">traitem</text:span><text:span text:style-name="T4">ent.</text:span></text:p>
            <text:p text:style-name="P1"><text:span text:style-name="T4"/></text:p>
            <text:p text:style-name="P1"><text:span text:style-name="T5">Le </text:span><text:span text:style-name="T5">progr</text:span><text:span text:style-name="T5">amme </text:span><text:span text:style-name="T5">de </text:span><text:span text:style-name="T5">type </text:span><text:span text:style-name="T5">"contr</text:span><text:span text:style-name="T5">oler" :</text:span></text:p>
            <text:p text:style-name="P1"><text:span text:style-name="T4">Il </text:span><text:span text:style-name="T4">reçoit </text:span><text:span text:style-name="T4">la </text:span><text:span text:style-name="T4">deman</text:span><text:span text:style-name="T4">de </text:span><text:span text:style-name="T4">utilisat</text:span><text:span text:style-name="T4">eur </text:span><text:span text:style-name="T4">depuis </text:span><text:span text:style-name="T4">le </text:span><text:span text:style-name="T4">canal </text:span><text:span text:style-name="T4">utilisat</text:span><text:span text:style-name="T4">eur </text:span><text:span text:style-name="T4">(Servi</text:span><text:span text:style-name="T4">ce </text:span><text:span text:style-name="T4">web, </text:span><text:span text:style-name="T4">Naviga</text:span><text:span text:style-name="T4">teur, </text:span><text:span text:style-name="T4">Progra</text:span><text:span text:style-name="T4">mme </text:span><text:span text:style-name="T4">extern</text:span><text:span text:style-name="T4">e, ...) </text:span><text:span text:style-name="T4">et </text:span><text:span text:style-name="T4">appell</text:span><text:span text:style-name="T4">e </text:span><text:span text:style-name="T4">l'action </text:span><text:span text:style-name="T4">deman</text:span><text:span text:style-name="T4">dée.</text:span></text:p>
            <text:p text:style-name="P1"><text:span text:style-name="T4">Le </text:span><text:span text:style-name="T4">contrôl</text:span><text:span text:style-name="T4">eur du </text:span><text:span text:style-name="T4">frame</text:span><text:span text:style-name="T4">work </text:span><text:span text:style-name="T4">se </text:span><text:span text:style-name="T4">nomm</text:span><text:span text:style-name="T4">e </text:span><text:span text:style-name="T4">"Actio</text:span><text:span text:style-name="T4">nContr</text:span><text:span text:style-name="T4">oler" </text:span><text:span text:style-name="T4">(packa</text:span><text:span text:style-name="T4">ge </text:span><text:span text:style-name="T4">"contr</text:span><text:span text:style-name="T4">oler").</text:span></text:p>
            <text:p text:style-name="P1"><text:span text:style-name="T4">Un fil </text:span><text:span text:style-name="T4">d'exéc</text:span><text:span text:style-name="T4">ution </text:span><text:span text:style-name="T4">(thread</text:span><text:span text:style-name="T4">) peut </text:span><text:span text:style-name="T4">être </text:span><text:span text:style-name="T4">précis</text:span><text:span text:style-name="T4">é (en </text:span><text:span text:style-name="T4">option) </text:span><text:span text:style-name="T4">dans </text:span><text:span text:style-name="T4">la </text:span><text:span text:style-name="T4">deman</text:span><text:span text:style-name="T4">de.</text:span></text:p>
            <text:p text:style-name="P1"><text:span text:style-name="T4">Quelq</text:span><text:span text:style-name="T4">ues </text:span><text:span text:style-name="T4">thread</text:span><text:span text:style-name="T4">s sont </text:span><text:span text:style-name="T4">propos</text:span><text:span text:style-name="T4">és par </text:span><text:span text:style-name="T4">défaut </text:span><text:span text:style-name="T4">: </text:span><text:span text:style-name="T4">"main"</text:span><text:span text:style-name="T4">, </text:span><text:span text:style-name="T4">"conte</text:span><text:span text:style-name="T4">xt", </text:span><text:span text:style-name="T4">"modal</text:span><text:span text:style-name="T4">" et </text:span><text:span text:style-name="T4">"navig</text:span><text:span text:style-name="T4">ation". </text:span><text:span text:style-name="T4">L'ajout </text:span><text:span text:style-name="T4">de </text:span><text:span text:style-name="T4">thread </text:span><text:span text:style-name="T4">est </text:span><text:span text:style-name="T4">possib</text:span><text:span text:style-name="T4">le </text:span><text:span text:style-name="T4">dans </text:span><text:span text:style-name="T4">les </text:span><text:span text:style-name="T4">proprié</text:span><text:span text:style-name="T4">tés du </text:span><text:span text:style-name="T4">control</text:span><text:span text:style-name="T4">eur.</text:span></text:p>
            <text:p text:style-name="P1"><text:span text:style-name="T4">Les </text:span><text:span text:style-name="T4">param</text:span><text:span text:style-name="T4">ètres </text:span><text:span text:style-name="T4">de la </text:span><text:span text:style-name="T4">deman</text:span><text:span text:style-name="T4">de </text:span><text:span text:style-name="T4">utilisat</text:span><text:span text:style-name="T4">eur </text:span><text:span text:style-name="T4">sont </text:span><text:span text:style-name="T4">affecté</text:span><text:span text:style-name="T4">s aux </text:span><text:span text:style-name="T4">attribut</text:span><text:span text:style-name="T4">s </text:span><text:span text:style-name="T4">d'entré</text:span><text:span text:style-name="T4">e de </text:span><text:span text:style-name="T4">l'action </text:span><text:span text:style-name="T4">(« bea</text:span><text:span text:style-name="T4">n </text:span><text:span text:style-name="T4">scripti</text:span><text:span text:style-name="T4">ng </text:span><text:span text:style-name="T4">mappi</text:span><text:span text:style-name="T4">ng » s</text:span><text:span text:style-name="T4">ur </text:span><text:span text:style-name="T4">A_Acti</text:span><text:span text:style-name="T4">onMod</text:span><text:span text:style-name="T4">el»). <text:s/></text:span><text:span text:style-name="T4">Les </text:span><text:span text:style-name="T4">vérific</text:span><text:span text:style-name="T4">ations </text:span><text:span text:style-name="T4">de </text:span><text:span text:style-name="T4">type </text:span><text:span text:style-name="T4">de </text:span><text:span text:style-name="T4">donné</text:span><text:span text:style-name="T4">es, de </text:span><text:span text:style-name="T4">format</text:span><text:span text:style-name="T4">, et </text:span><text:span text:style-name="T4">d'autre</text:span><text:span text:style-name="T4">s </text:span><text:span text:style-name="T4">contrai</text:span><text:span text:style-name="T4">ntes </text:span><text:span text:style-name="T4">liées <text:s/></text:span><text:span text:style-name="T4">à la </text:span><text:span text:style-name="T4">structu</text:span><text:span text:style-name="T4">re </text:span><text:span text:style-name="T4">d'entré</text:span><text:span text:style-name="T4">e </text:span><text:span text:style-name="T4">(A_Act</text:span><text:span text:style-name="T4">ionMo</text:span><text:span text:style-name="T4">del) </text:span><text:span text:style-name="T4">sont </text:span><text:span text:style-name="T4">effectu</text:span><text:span text:style-name="T4">ées.</text:span></text:p>
            <text:p text:style-name="P1"><text:span text:style-name="T4">En </text:span><text:span text:style-name="T4">résum</text:span><text:span text:style-name="T4">é, </text:span><text:span text:style-name="T4">« Actio</text:span><text:span text:style-name="T4">nContr</text:span><text:span text:style-name="T4">oler » :</text:span></text:p>
            <text:p text:style-name="P1"><text:span text:style-name="T4">- gère </text:span><text:span text:style-name="T4">des </text:span><text:span text:style-name="T4">thread</text:span><text:span text:style-name="T4">s </text:span><text:span text:style-name="T4">(perme</text:span><text:span text:style-name="T4">t </text:span><text:span text:style-name="T4">l'éxecu</text:span><text:span text:style-name="T4">tion en </text:span><text:span text:style-name="T4">parallè</text:span><text:span text:style-name="T4">le de </text:span><text:span text:style-name="T4">plusie</text:span><text:span text:style-name="T4">urs </text:span><text:span text:style-name="T4">traitem</text:span><text:span text:style-name="T4">ents </text:span><text:span text:style-name="T4">sans </text:span><text:span text:style-name="T4">perdre </text:span><text:span text:style-name="T4">le </text:span><text:span text:style-name="T4">contex</text:span><text:span text:style-name="T4">te de </text:span><text:span text:style-name="T4">chacu</text:span><text:span text:style-name="T4">n).</text:span></text:p>
            <text:p text:style-name="P1"><text:span text:style-name="T4">- </text:span><text:span text:style-name="T4">propos</text:span><text:span text:style-name="T4">e des </text:span><text:span text:style-name="T4">thread</text:span><text:span text:style-name="T4">s par </text:span><text:span text:style-name="T4">défaut </text:span><text:span text:style-name="T4">: </text:span><text:span text:style-name="T4">naviga</text:span><text:span text:style-name="T4">tion, </text:span><text:span text:style-name="T4">editiqu</text:span><text:span text:style-name="T4">e, </text:span><text:span text:style-name="T4">modal</text:span><text:span text:style-name="T4">e</text:span></text:p>
            <text:p text:style-name="P1"><text:span text:style-name="T4">- </text:span><text:span text:style-name="T4">permet </text:span><text:span text:style-name="T4">de </text:span><text:span text:style-name="T4">définir </text:span><text:span text:style-name="T4">d'autre</text:span><text:span text:style-name="T4">s </text:span><text:span text:style-name="T4">thread</text:span></text:p>
            <text:p text:style-name="P1"><text:span text:style-name="T4">- est </text:span><text:span text:style-name="T4">appelé </text:span><text:span text:style-name="T4">par </text:span><text:span text:style-name="T4">l'interf</text:span><text:span text:style-name="T4">ace </text:span><text:span text:style-name="T4">multi </text:span><text:span text:style-name="T4">canal </text:span><text:span text:style-name="T4">(HtmlS</text:span><text:span text:style-name="T4">ervlet, </text:span><text:span text:style-name="T4">SOAP</text:span><text:span text:style-name="T4">Servle</text:span><text:span text:style-name="T4">t, </text:span><text:span text:style-name="T4">Progra</text:span><text:span text:style-name="T4">mme </text:span><text:span text:style-name="T4">java </text:span><text:span text:style-name="T4">"main"</text:span><text:span text:style-name="T4">)</text:span></text:p>
            <text:p text:style-name="P1"><text:span text:style-name="T4">- gère </text:span><text:span text:style-name="T4">l'appel </text:span><text:span text:style-name="T4">aux </text:span><text:span text:style-name="T4">traitem</text:span><text:span text:style-name="T4">ent </text:span><text:span text:style-name="T4">(encha</text:span><text:span text:style-name="T4">ineme</text:span><text:span text:style-name="T4">nt, </text:span><text:span text:style-name="T4">retour </text:span><text:span text:style-name="T4">interfa</text:span><text:span text:style-name="T4">ce)</text:span></text:p>
            <text:p text:style-name="P1"><text:span text:style-name="T4">- gère </text:span><text:span text:style-name="T4">les </text:span><text:span text:style-name="T4">contrôl</text:span><text:span text:style-name="T4">es </text:span><text:span text:style-name="T4">d'accè</text:span><text:span text:style-name="T4">s</text:span></text:p>
            <text:p text:style-name="P1"><text:span text:style-name="T4"/></text:p>
            <text:p text:style-name="P1"><text:span text:style-name="T5">Les </text:span><text:span text:style-name="T5">progr</text:span><text:span text:style-name="T5">amme</text:span><text:span text:style-name="T5">s </text:span><text:span text:style-name="T5">"conn</text:span><text:span text:style-name="T5">ector" </text:span><text:span text:style-name="T5">:</text:span></text:p>
            <text:p text:style-name="P1"><text:span text:style-name="T4">Pour </text:span><text:span text:style-name="T4">la </text:span><text:span text:style-name="T4">gestio</text:span><text:span text:style-name="T4">n </text:span><text:span text:style-name="T4">techni</text:span><text:span text:style-name="T4">que </text:span><text:span text:style-name="T4">des </text:span><text:span text:style-name="T4">entrée</text:span><text:span text:style-name="T4">s/sorti</text:span><text:span text:style-name="T4">es </text:span><text:span text:style-name="T4">avec </text:span><text:span text:style-name="T4">les </text:span><text:span text:style-name="T4">systè</text:span><text:span text:style-name="T4">mes </text:span><text:span text:style-name="T4">extern</text:span><text:span text:style-name="T4">es </text:span><text:span text:style-name="T4">(navig</text:span><text:span text:style-name="T4">ateur </text:span><text:span text:style-name="T4">interne</text:span><text:span text:style-name="T4">t, </text:span><text:span text:style-name="T4">applic</text:span><text:span text:style-name="T4">ation </text:span><text:span text:style-name="T4">extern</text:span><text:span text:style-name="T4">e, ...).</text:span></text:p>
            <text:p text:style-name="P1"><text:span text:style-name="T4">Le </text:span><text:span text:style-name="T4">frame</text:span><text:span text:style-name="T4">work </text:span><text:span text:style-name="T4">propos</text:span><text:span text:style-name="T4">e des </text:span><text:span text:style-name="T4">conne</text:span><text:span text:style-name="T4">cteurs <text:s/></text:span><text:span text:style-name="T4">(packa</text:span><text:span text:style-name="T4">ges </text:span><text:span text:style-name="T4">"conne</text:span><text:span text:style-name="T4">ctor"): </text:span><text:span text:style-name="T4">Java, </text:span><text:span text:style-name="T4">Http, </text:span><text:span text:style-name="T4">Https, </text:span><text:span text:style-name="T4">Soap, </text:span><text:span text:style-name="T4">Jdbc, </text:span><text:span text:style-name="T4">Jdo, </text:span><text:span text:style-name="T4">Jms</text:span></text:p>
            <text:p text:style-name="P1"><text:span text:style-name="T4">pour </text:span><text:span text:style-name="T4">s'interf</text:span><text:span text:style-name="T4">acer </text:span><text:span text:style-name="T4">avec </text:span><text:span text:style-name="T4">un </text:span><text:span text:style-name="T4">progra</text:span><text:span text:style-name="T4">mme </text:span><text:span text:style-name="T4">Java </text:span><text:span text:style-name="T4">ou un </text:span><text:span text:style-name="T4">serveu</text:span><text:span text:style-name="T4">r Http, </text:span><text:span text:style-name="T4">Https, </text:span><text:span text:style-name="T4">SGBD </text:span><text:span text:style-name="T4">ou </text:span><text:span text:style-name="T4">JMS</text:span></text:p>
            <text:p text:style-name="P1"><text:span text:style-name="T4">en </text:span><text:span text:style-name="T4">utilsan</text:span><text:span text:style-name="T4">t un </text:span><text:span text:style-name="T4">format </text:span><text:span text:style-name="T4">Java, </text:span><text:span text:style-name="T4">SOAP </text:span><text:span text:style-name="T4">(servic</text:span><text:span text:style-name="T4">e </text:span><text:span text:style-name="T4">web), </text:span><text:span text:style-name="T4">xml, </text:span><text:span text:style-name="T4">xhtml </text:span><text:span text:style-name="T4">ou </text:span><text:span text:style-name="T4">texte.</text:span></text:p>
            <text:p text:style-name="P1"><text:span text:style-name="T4"/></text:p>
            <text:p text:style-name="P1"><text:span text:style-name="T4"/></text:p>
            <text:p text:style-name="P1"><text:span text:style-name="T4">//////////</text:span><text:span text:style-name="T4">//////////</text:span><text:span text:style-name="T4">//////////</text:span><text:span text:style-name="T4">//////////</text:span><text:span text:style-name="T4">////////</text:span></text:p>
            <text:p text:style-name="P1"><text:span text:style-name="T4"/></text:p>
            <text:p text:style-name="P1"><text:span text:style-name="T5">Vue </text:span><text:span text:style-name="T5">intern</text:span><text:span text:style-name="T5">e </text:span><text:span text:style-name="T5">(dével</text:span><text:span text:style-name="T5">oppe</text:span><text:span text:style-name="T5">ment) </text:span><text:span text:style-name="T5">:</text:span></text:p>
            <text:p text:style-name="P1"><text:span text:style-name="T4">Le </text:span><text:span text:style-name="T4">dévelo</text:span><text:span text:style-name="T4">ppeur </text:span><text:span text:style-name="T4">d'une </text:span><text:span text:style-name="T4">fonctio</text:span><text:span text:style-name="T4">nnalité </text:span><text:span text:style-name="T4">implé</text:span><text:span text:style-name="T4">mente </text:span><text:span text:style-name="T4">unique</text:span><text:span text:style-name="T4">ment </text:span><text:span text:style-name="T4">des </text:span><text:span text:style-name="T4">classe</text:span><text:span text:style-name="T4">s de </text:span><text:span text:style-name="T4">type </text:span><text:span text:style-name="T4">Action</text:span><text:span text:style-name="T4">, </text:span><text:span text:style-name="T4">Proce</text:span><text:span text:style-name="T4">ss, </text:span><text:span text:style-name="T4">Model, </text:span><text:span text:style-name="T4">Mappe</text:span><text:span text:style-name="T4">r et </text:span><text:span text:style-name="T4">View.</text:span></text:p>
            <text:p text:style-name="P1"><text:span text:style-name="T4">Les </text:span><text:span text:style-name="T4">autres </text:span><text:span text:style-name="T4">types </text:span><text:span text:style-name="T4">de </text:span><text:span text:style-name="T4">classe</text:span><text:span text:style-name="T4">s sont </text:span><text:span text:style-name="T4">définie</text:span><text:span text:style-name="T4">s dans </text:span><text:span text:style-name="T4">le </text:span><text:span text:style-name="T4">frame</text:span><text:span text:style-name="T4">work.</text:span></text:p>
            <text:p text:style-name="P1"><text:span text:style-name="T4">Pour </text:span><text:span text:style-name="T4">une </text:span><text:span text:style-name="T4">fonctio</text:span><text:span text:style-name="T4">nnalité </text:span><text:span text:style-name="T4">dévelo</text:span><text:span text:style-name="T4">ppées, </text:span><text:span text:style-name="T4">les </text:span><text:span text:style-name="T4">classe</text:span><text:span text:style-name="T4">s </text:span><text:span text:style-name="T4">implé</text:span><text:span text:style-name="T4">menté</text:span><text:span text:style-name="T4">es </text:span><text:span text:style-name="T4">sont </text:span><text:span text:style-name="T4">regrou</text:span><text:span text:style-name="T4">pées </text:span><text:span text:style-name="T4">dans </text:span><text:span text:style-name="T4">un </text:span><text:span text:style-name="T4">seul </text:span><text:span text:style-name="T4">packa</text:span><text:span text:style-name="T4">ge </text:span><text:span text:style-name="T4">dont le </text:span><text:span text:style-name="T4">nom </text:span><text:span text:style-name="T4">identifi</text:span><text:span text:style-name="T4">e la </text:span><text:span text:style-name="T4">fonctio</text:span><text:span text:style-name="T4">nnalité</text:span><text:span text:style-name="T4">.</text:span></text:p>
            <text:p text:style-name="P1"><text:span text:style-name="T4">Le </text:span><text:span text:style-name="T4">nom </text:span><text:span text:style-name="T4">de </text:span><text:span text:style-name="T4">chaqu</text:span><text:span text:style-name="T4">e </text:span><text:span text:style-name="T4">classe </text:span><text:span text:style-name="T4">repren</text:span><text:span text:style-name="T4">d le </text:span><text:span text:style-name="T4">nom </text:span><text:span text:style-name="T4">de la </text:span><text:span text:style-name="T4">fonctio</text:span><text:span text:style-name="T4">nnalité </text:span><text:span text:style-name="T4">suivi </text:span><text:span text:style-name="T4">du </text:span><text:span text:style-name="T4">type </text:span><text:span text:style-name="T4">de </text:span><text:span text:style-name="T4">progra</text:span><text:span text:style-name="T4">mme.</text:span></text:p>
            <text:p text:style-name="P1"><text:span text:style-name="T4"/></text:p>
            <text:p text:style-name="P1"><text:span text:style-name="T5"/></text:p>
            <text:p text:style-name="P1"><text:span text:style-name="T4">//////////</text:span><text:span text:style-name="T4">//////////</text:span><text:span text:style-name="T4">//////////</text:span><text:span text:style-name="T4">//////////</text:span><text:span text:style-name="T4">////////</text:span></text:p>
            <text:p text:style-name="P1"><text:span text:style-name="T4"/></text:p>
            <text:p text:style-name="P1"><text:span text:style-name="T5">Autres </text:span><text:span text:style-name="T5">remar</text:span><text:span text:style-name="T5">ques : </text:span></text:p>
            <text:p text:style-name="P1"><text:span text:style-name="T4"/></text:p>
            <text:p text:style-name="P1"><text:span text:style-name="T4">Tous </text:span><text:span text:style-name="T4">les </text:span><text:span text:style-name="T4">source</text:span><text:span text:style-name="T4">s sont </text:span><text:span text:style-name="T4">écrits </text:span><text:span text:style-name="T4">en </text:span><text:span text:style-name="T4">java :</text:span></text:p>
            <text:p text:style-name="P1"><text:span text:style-name="T4">- Le </text:span><text:span text:style-name="T4">dévelo</text:span><text:span text:style-name="T4">ppeur </text:span><text:span text:style-name="T4">n'a </text:span><text:span text:style-name="T4">qu'un </text:span><text:span text:style-name="T4">seul </text:span><text:span text:style-name="T4">langag</text:span><text:span text:style-name="T4">e à </text:span><text:span text:style-name="T4">connaî</text:span><text:span text:style-name="T4">tre : </text:span><text:span text:style-name="T4">java </text:span><text:span text:style-name="T4">(plus </text:span><text:span text:style-name="T4">de </text:span><text:span text:style-name="T4">JSP,H</text:span><text:span text:style-name="T4">TML,J</text:span><text:span text:style-name="T4">avascr</text:span><text:span text:style-name="T4">ipt,JS</text:span><text:span text:style-name="T4">TL et </text:span><text:span text:style-name="T4">Taglib</text:span><text:span text:style-name="T4">s,XML</text:span><text:span text:style-name="T4">,...).</text:span></text:p>
            <text:p text:style-name="P1"><text:span text:style-name="T4">- </text:span><text:span text:style-name="T4">L'obfu</text:span><text:span text:style-name="T4">scatio</text:span><text:span text:style-name="T4">n </text:span><text:span text:style-name="T4">(yguar</text:span><text:span text:style-name="T4">d) </text:span><text:span text:style-name="T4">totale </text:span><text:span text:style-name="T4">directe </text:span><text:span text:style-name="T4">est </text:span><text:span text:style-name="T4">possib</text:span><text:span text:style-name="T4">le (pas </text:span><text:span text:style-name="T4">de </text:span><text:span text:style-name="T4">référen</text:span><text:span text:style-name="T4">ces </text:span><text:span text:style-name="T4">aux </text:span><text:span text:style-name="T4">classe</text:span><text:span text:style-name="T4">s dans </text:span><text:span text:style-name="T4">des </text:span><text:span text:style-name="T4">source</text:span><text:span text:style-name="T4">s </text:span><text:span text:style-name="T4">d'autre</text:span><text:span text:style-name="T4">s </text:span><text:span text:style-name="T4">langua</text:span><text:span text:style-name="T4">ges).</text:span></text:p>
            <text:p text:style-name="P1"><text:span text:style-name="T4">- Les </text:span><text:span text:style-name="T4">modifi</text:span><text:span text:style-name="T4">cation</text:span><text:span text:style-name="T4">s de </text:span><text:span text:style-name="T4">code </text:span><text:span text:style-name="T4">sont </text:span><text:span text:style-name="T4">facilité</text:span><text:span text:style-name="T4">s car </text:span><text:span text:style-name="T4">l'applic</text:span><text:span text:style-name="T4">ation </text:span><text:span text:style-name="T4">du  </text:span><text:span text:style-name="T4">« refac</text:span><text:span text:style-name="T4">toring </text:span><text:span text:style-name="T4">» java </text:span><text:span text:style-name="T4">est </text:span><text:span text:style-name="T4">totale.</text:span></text:p>
            <text:p text:style-name="P1"><text:span text:style-name="T4"/></text:p>
            <text:p text:style-name="P1"><text:span text:style-name="T5">Logs : </text:span></text:p>
            <text:p text:style-name="P1"><text:span text:style-name="T4"/></text:p>
            <text:p text:style-name="P1"><text:span text:style-name="T4">Le </text:span><text:span text:style-name="T4">frame</text:span><text:span text:style-name="T4">work </text:span><text:span text:style-name="T4">utilise </text:span><text:span text:style-name="T4">les </text:span><text:span text:style-name="T4">logs </text:span><text:span text:style-name="T4">standa</text:span><text:span text:style-name="T4">rd jdk </text:span><text:span text:style-name="T4">(rotatio</text:span><text:span text:style-name="T4">n </text:span><text:span text:style-name="T4">fichier</text:span><text:span text:style-name="T4">s, </text:span><text:span text:style-name="T4">levels) </text:span><text:span text:style-name="T4">pour </text:span><text:span text:style-name="T4">chaqu</text:span><text:span text:style-name="T4">e type </text:span><text:span text:style-name="T4">de </text:span><text:span text:style-name="T4">progra</text:span><text:span text:style-name="T4">mme.</text:span></text:p>
            <text:p text:style-name="P1"><text:span text:style-name="T4"/></text:p>
            <text:p text:style-name="P1"><text:span text:style-name="T5">Excep</text:span><text:span text:style-name="T5">tions / </text:span><text:span text:style-name="T5">Erreur</text:span><text:span text:style-name="T5">s : </text:span></text:p>
            <text:p text:style-name="P1"><text:span text:style-name="T5"/></text:p>
            <text:p text:style-name="P1"><text:span text:style-name="T4">Le </text:span><text:span text:style-name="T4">frame</text:span><text:span text:style-name="T4">work </text:span><text:span text:style-name="T4">propos</text:span><text:span text:style-name="T4">e un </text:span><text:span text:style-name="T4">type </text:span><text:span text:style-name="T4">d'exce</text:span><text:span text:style-name="T4">ption </text:span><text:span text:style-name="T4">java </text:span><text:span text:style-name="T4">par </text:span><text:span text:style-name="T4">type </text:span><text:span text:style-name="T4">de </text:span><text:span text:style-name="T4">progra</text:span><text:span text:style-name="T4">mme </text:span><text:span text:style-name="T4">(dans </text:span><text:span text:style-name="T4">chaqu</text:span><text:span text:style-name="T4">e </text:span><text:span text:style-name="T4">packa</text:span><text:span text:style-name="T4">ge </text:span><text:span text:style-name="T4">respec</text:span><text:span text:style-name="T4">tif)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4.2$Linux_X86_64 LibreOffice_project/30$Build-2</meta:generator>
    <meta:initial-creator>mco mco</meta:initial-creator>
    <meta:creation-date>2009-01-18T11:21:53</meta:creation-date>
    <dc:date>2020-02-18T12:31:08.619613037</dc:date>
    <dc:language>fr-FR</dc:language>
    <meta:editing-cycles>92</meta:editing-cycles>
    <meta:editing-duration>PT4H55M39S</meta:editing-duration>
    <meta:document-statistic meta:object-count="38"/>
    <meta:user-defined meta:name="Info 1"/>
    <meta:user-defined meta:name="Info 2"/>
    <meta:user-defined meta:name="Info 3"/>
    <meta:user-defined meta:name="Info 4"/>
  </office:meta>
</office:document-meta>
</file>